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8f494" officeooo:paragraph-rsid="0018f494"/>
    </style:style>
    <style:style style:name="P2" style:family="paragraph" style:parent-style-name="Text_20_body">
      <style:text-properties officeooo:rsid="001a5c8f" officeooo:paragraph-rsid="001a5c8f"/>
    </style:style>
    <style:style style:name="P3" style:family="paragraph" style:parent-style-name="Title">
      <style:text-properties officeooo:rsid="0018f494" officeooo:paragraph-rsid="0018f494"/>
    </style:style>
    <style:style style:name="P4" style:family="paragraph" style:parent-style-name="Heading_20_1">
      <style:text-properties officeooo:rsid="001a5c8f" officeooo:paragraph-rsid="001a5c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R4 TD4</text:p>
      <text:p text:style-name="P1"/>
      <text:h text:style-name="P4" text:outline-level="1">Analyse </text:h>
      <text:p text:style-name="P2">A)</text:p>
      <text:p text:style-name="P2">Le bout de code affiche le PID de chaque fils créé lors de l’appel fork si celui-ci est un succès.</text:p>
      <text:p text:style-name="P2"/>
      <text:p text:style-name="P2">B)</text:p>
      <text:p text:style-name="P2">Si un des fork échoue le mot clé break nous fais sortir de la boucle, sinon le pid du fils est affiché.</text:p>
      <text:p text:style-name="P2"/>
      <text:p text:style-name="P2">C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1:10:26.833555000</meta:creation-date>
    <dc:date>2015-12-18T16:18:32.065226535</dc:date>
    <meta:editing-duration>PT9M54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1" meta:paragraph-count="7" meta:word-count="48" meta:character-count="223" meta:non-whitespace-character-count="181"/>
  </office:meta>
</office:document-meta>
</file>